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0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77.33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16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Travail (en h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éveloppeur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Note (en dehors du planing)</text:p>
          </table:table-cell>
          <table:table-cell table:style-name="ce1" table:number-columns-repeated="1016"/>
          <table:table-cell table:style-name="ce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émoriseur de nom</text:p>
          </table:table-cell>
          <table:table-cell table:style-name="ce2"/>
          <table:table-cell table:style-name="ce2" office:value-type="string" calcext:value-type="string">
            <text:p>Création d’un site permettant aux enseignants de mémoriser les noms de leurs étudiants</text:p>
          </table:table-cell>
          <table:table-cell table:style-name="ce2"/>
          <table:table-cell table:style-name="ce6" office:value-type="date" office:date-value="2019-05-12" calcext:value-type="date">
            <text:p>12/05/19</text:p>
          </table:table-cell>
          <table:table-cell table:style-name="ce2" table:number-columns-repeated="1017"/>
          <table:table-cell table:style-name="ce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utils de travail</text:p>
          </table:table-cell>
          <table:table-cell table:style-name="ce3" table:number-columns-repeated="3"/>
          <table:table-cell table:style-name="ce7"/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rell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rganisateur de tâche</text:p>
          </table:table-cell>
          <table:table-cell office:value-type="string" calcext:value-type="string">
            <text:p>Morgane</text:p>
          </table:table-cell>
          <table:table-cell table:style-name="ce8" office:value-type="date" office:date-value="2019-03-26" calcext:value-type="date">
            <text:p>26/03/19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ithub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ermet de travail sur les mêmes fichiers</text:p>
          </table:table-cell>
          <table:table-cell office:value-type="string" calcext:value-type="string">
            <text:p>Cédric</text:p>
          </table:table-cell>
          <table:table-cell table:style-name="ce8" office:value-type="date" office:date-value="2019-03-30" calcext:value-type="date">
            <text:p>30/03/19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réation du site</text:p>
          </table:table-cell>
          <table:table-cell table:style-name="ce3" table:number-columns-repeated="3"/>
          <table:table-cell table:style-name="ce7" office:value-type="date" office:date-value="2019-03-31" calcext:value-type="date">
            <text:p>31/03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se 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ire la base en HTML, c’est-à-dire l’en-tête et le pied de page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3-29" calcext:value-type="date">
            <text:p>29/03/19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se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e CSS lié à l’HTML de base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3-31" calcext:value-type="date">
            <text:p>31/03/19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estion de compte</text:p>
          </table:table-cell>
          <table:table-cell table:style-name="ce3" table:number-columns-repeated="3"/>
          <table:table-cell table:style-name="ce7" office:value-type="date" office:date-value="2019-04-14" calcext:value-type="date">
            <text:p>14/04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age inscrip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éer la page d’inscription (HTML et CSS)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4-07" calcext:value-type="date">
            <text:p>07/04/19</text:p>
          </table:table-cell>
          <table:table-cell office:value-type="string" calcext:value-type="string" table:number-columns-spanned="1" table:number-rows-spanned="2">
            <text:p>Peut-être la même page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Page connex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de connexion (HTML et CSS)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4-07" calcext:value-type="date">
            <text:p>07/04/19</text:p>
          </table:table-cell>
          <table:covered-table-cell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age g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pour gérer son compte lors que l’on est connecté (HTML et CSS)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4-07" calcext:value-type="date">
            <text:p>07/04/19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S In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ation du fichier JavaScript pour l’inscription sur le site</text:p>
          </table:table-cell>
          <table:table-cell/>
          <table:table-cell table:style-name="ce8" office:value-type="date" office:date-value="2019-04-10" calcext:value-type="date">
            <text:p>10/04/19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HP Comp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éation du fichier PHP permettant de gérer les comptes via le serveur</text:p>
          </table:table-cell>
          <table:table-cell/>
          <table:table-cell table:style-name="ce8" office:value-type="date" office:date-value="2019-04-14" calcext:value-type="date">
            <text:p>14/04/19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JS P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éer le JS lié à chaque page pour les requête AJAX</text:p>
          </table:table-cell>
          <table:table-cell/>
          <table:table-cell table:style-name="ce8" office:value-type="date" office:date-value="2019-04-14" calcext:value-type="date">
            <text:p>14/04/19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Interface de jeu</text:p>
          </table:table-cell>
          <table:table-cell table:style-name="ce3"/>
          <table:table-cell table:style-name="ce3" office:value-type="string" calcext:value-type="string">
            <text:p>Interface de détermination des noms en fonctions des photos</text:p>
          </table:table-cell>
          <table:table-cell table:style-name="ce3"/>
          <table:table-cell table:style-name="ce7" office:value-type="date" office:date-value="2019-04-21" calcext:value-type="date">
            <text:p>21/04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age de je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éer la page en HTML et CSS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4-16" calcext:value-type="date">
            <text:p>16/04/19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JS du j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éer le JS pour que le mémoriseur soit fonctionnel</text:p>
          </table:table-cell>
          <table:table-cell/>
          <table:table-cell table:style-name="ce8" office:value-type="date" office:date-value="2019-04-21" calcext:value-type="date">
            <text:p>21/04/19</text:p>
          </table:table-cell>
          <table:table-cell table:number-columns-repeated="1018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Interface importer</text:p>
          </table:table-cell>
          <table:table-cell table:style-name="ce3" table:number-columns-repeated="3"/>
          <table:table-cell table:style-name="ce7" office:value-type="date" office:date-value="2019-05-05" calcext:value-type="date">
            <text:p>05/05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age d’im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pour importer les photos et les noms des étudiants (HTML et CSS)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4-23" calcext:value-type="date">
            <text:p>23/04/19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S d’im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édric</text:p>
          </table:table-cell>
          <table:table-cell table:style-name="ce8" office:value-type="date" office:date-value="2019-04-28" calcext:value-type="date">
            <text:p>28/04/19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PHP d’im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édric</text:p>
          </table:table-cell>
          <table:table-cell table:style-name="ce8" office:value-type="date" office:date-value="2019-05-05" calcext:value-type="date">
            <text:p>05/05/19</text:p>
          </table:table-cell>
          <table:table-cell table:number-columns-repeated="101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inalisation</text:p>
          </table:table-cell>
          <table:table-cell table:style-name="ce3" table:number-columns-repeated="1021"/>
          <table:table-cell table:style-name="ce1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date" office:date-value="2019-05-08" calcext:value-type="date">
            <text:p>08/05/19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Rappor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date" office:date-value="2015-05-12" calcext:value-type="date">
            <text:p>12/05/15</text:p>
          </table:table-cell>
          <table:table-cell table:number-columns-repeated="1018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upport soutena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date" office:date-value="2019-05-12" calcext:value-type="date">
            <text:p>12/05/19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55:36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57:39.081000000</meta:creation-date>
    <dc:date>2019-03-26T12:12:05.899000000</dc:date>
    <meta:editing-duration>PT38M52S</meta:editing-duration>
    <meta:editing-cycles>3</meta:editing-cycles>
    <meta:generator>LibreOffice/6.2.0.3$Windows_X86_64 LibreOffice_project/98c6a8a1c6c7b144ce3cc729e34964b47ce25d62</meta:generator>
    <meta:document-statistic meta:table-count="1" meta:cell-count="130" meta:object-count="0"/>
  </office:meta>
</office:document-meta>
</file>